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99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color="#990000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990000" fo:font-size="20pt" style:font-size-asian="20pt" style:font-size-complex="20pt"/>
    </style:style>
    <style:style style:name="T4" style:family="text">
      <style:text-properties fo:color="#ffffff"/>
    </style:style>
    <style:style style:name="T5" style:family="text">
      <style:text-properties fo:color="#ffffff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4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4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4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4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  <draw:custom-shape draw:style-name="gr2" draw:text-style-name="P3" xml:id="id8" draw:id="id8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4" draw:text-style-name="P2" draw:layer="layout" draw:type="line" svg:x1="16.033cm" svg:y1="3.406cm" svg:x2="19.748cm" svg:y2="2.309cm" draw:start-shape="id4" draw:start-glue-point="11" draw:end-shape="id8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connector draw:style-name="gr3" draw:text-style-name="P2" draw:layer="layout" draw:type="curve" draw:line-skew="2.182cm 1.536cm" svg:x1="16.339cm" svg:y1="4.109cm" svg:x2="16.033cm" svg:y2="4.811cm" draw:start-shape="id4" draw:start-glue-point="10" draw:end-shape="id4" draw:end-glue-point="9" svg:d="M16339 4109c4024 0 3353 1515 2271 2563s-2577 1629-2577-1861" svg:viewBox="0 0 3407 3370">
          <text:p/>
        </draw:connector>
        <draw:frame draw:style-name="gr1" draw:layer="layout" svg:width="3.66cm" svg:height="0.962cm" svg:x="18.765cm" svg:y="6.126cm">
          <draw:text-box>
            <text:p>15 x 10 + 1</text:p>
          </draw:text-box>
        </draw:frame>
        <draw:frame draw:style-name="gr5" draw:text-style-name="P4" draw:layer="layout" svg:width="11.223cm" svg:height="4.772cm" svg:x="17.65cm" svg:y="7.977cm">
          <draw:text-box>
            <text:p><text:span text:style-name="T3">(10 x 10 x 10 + 1) % N = </text:span></text:p>
            <text:p><text:span text:style-name="T3"><text:s text:c="2"/></text:span><text:span text:style-name="T3">((10%N x 10) % N x 10 + 1) % N</text:span></text:p>
            <text:p><text:span text:style-name="T3"/></text:p>
            <text:p><text:span text:style-name="T4">A </text:span><text:span text:style-name="T5">≥ 0 and B ≥ 0 and C </text:span><text:span text:style-name="T5">≥ 0</text:span><text:span text:style-name="T5">,</text:span></text:p>
            <text:p><text:span text:style-name="T5">(A x B + C) % N = <text:s/></text:span></text:p>
            <text:p><text:span text:style-name="T5"><text:s text:c="2"/></text:span><text:span text:style-name="T5">((A x B) % N + C) % 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9-07T20:14:36.739653673</dc:date>
    <dc:creator>elucterio </dc:creator>
    <meta:editing-duration>PT1H38M57S</meta:editing-duration>
    <meta:editing-cycles>19</meta:editing-cycles>
    <meta:generator>LibreOffice/4.2.8.2$Linux_X86_64 LibreOffice_project/420m0$Build-2</meta:generator>
    <meta:document-statistic meta:object-count="34"/>
  </office:meta>
</office:document-meta>
</file>